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style:font-size-asian="12pt" style:font-size-complex="12pt"/>
    </style:style>
    <style:style style:name="P5" style:family="paragraph" style:parent-style-name="UrbanTitle2"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UrbanTitle2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do text</text:p><text:p text:style-name="P7">from document(at=header, format='odt')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<text:s/>introduit une demande de permis d'urbanisme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<text:s/>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<text:s text:c="2"/>et un refus de permis d'urbanisme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<text:s/>suite à un refus de permis d'urbanisme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do text</text:p><text:p text:style-name="P7">from document(at=signatures, format='odt')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3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06:07.250559714</dc:date>
    <dc:language>fr-FR</dc:language>
    <meta:editing-cycles>78</meta:editing-cycles>
    <meta:editing-duration>P1DT8H34M30S</meta:editing-duration>
    <meta:document-statistic meta:table-count="0" meta:image-count="0" meta:object-count="0" meta:page-count="2" meta:paragraph-count="23" meta:word-count="260" meta:character-count="1914" meta:non-whitespace-character-count="1709"/>
    <meta:user-defined meta:name="Info 1"/>
    <meta:user-defined meta:name="Info 2"/>
    <meta:user-defined meta:name="Info 3"/>
    <meta:user-defined meta:name="Info 4"/>
  </office:meta>
</office:document-meta>
</file>